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6.16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12.9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805cm" svg:y="1.47cm">
          <text:p text:style-name="P1"><text:span text:style-name="T1">+24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99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3.37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1.47cm" svg:y="1.47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7.18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7.14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4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09-07T19:21:39.896734251</dc:date>
    <meta:editing-duration>PT41M34S</meta:editing-duration>
    <meta:editing-cycles>14</meta:editing-cycles>
    <meta:generator>LibreOffice/5.1.4.2$Linux_X86_64 LibreOffice_project/10m0$Build-2</meta:generator>
    <meta:document-statistic meta:object-count="9"/>
  </office:meta>
</office:document-meta>
</file>